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Batang" svg:font-family="Batang" style:font-family-generic="roman" style:font-pitch="variable" svg:panose-1="2 3 6 0 0 1 1 1 1 1"/>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style>
    <style:style style:name="P2" style:parent-style-name="Standard" style:family="paragraph">
      <style:text-properties fo:font-weight="bold" style:font-weight-asian="bold"/>
    </style:style>
    <style:style style:name="P3" style:parent-style-name="Normal" style:family="paragraph">
      <style:paragraph-properties fo:text-align="justify"/>
    </style:style>
    <style:style style:name="T4" style:parent-style-name="DefaultParagraphFont" style:family="text">
      <style:text-properties fo:font-size="11pt" style:font-size-asian="11pt" style:font-size-complex="11pt"/>
    </style:style>
    <style:style style:name="T5" style:parent-style-name="DefaultParagraphFont" style:family="text">
      <style:text-properties style:text-position="super 63.6%" fo:font-size="11pt" style:font-size-asian="11pt" style:font-size-complex="11pt"/>
    </style:style>
    <style:style style:name="T6" style:parent-style-name="DefaultParagraphFont" style:family="text">
      <style:text-properties fo:font-size="11pt" style:font-size-asian="11pt" style:font-size-complex="11pt"/>
    </style:style>
    <style:style style:name="T7" style:parent-style-name="DefaultParagraphFont" style:family="text">
      <style:text-properties fo:font-size="11pt" style:font-size-asian="11pt" style:font-size-complex="11pt"/>
    </style:style>
    <style:style style:name="T8" style:parent-style-name="DefaultParagraphFont" style:family="text">
      <style:text-properties fo:font-size="11pt" style:font-size-asian="11pt" style:font-size-complex="11pt"/>
    </style:style>
    <style:style style:name="T9" style:parent-style-name="DefaultParagraphFont" style:family="text">
      <style:text-properties fo:font-size="11pt" style:font-size-asian="11pt" style:font-size-complex="11pt"/>
    </style:style>
    <style:style style:name="T10" style:parent-style-name="DefaultParagraphFont" style:family="text">
      <style:text-properties fo:font-size="11pt" style:font-size-asian="11pt" style:font-size-complex="11pt"/>
    </style:style>
    <style:style style:name="T11" style:parent-style-name="DefaultParagraphFont" style:family="text">
      <style:text-properties fo:font-size="11pt" style:font-size-asian="11pt" style:font-size-complex="11pt"/>
    </style:style>
    <style:style style:name="P12" style:parent-style-name="Normal" style:family="paragraph">
      <style:paragraph-properties fo:text-align="justify"/>
      <style:text-properties fo:font-size="11pt" style:font-size-asian="11pt" style:font-size-complex="11pt"/>
    </style:style>
    <style:style style:name="P13" style:parent-style-name="Normal" style:family="paragraph">
      <style:paragraph-properties fo:text-align="justify"/>
      <style:text-properties fo:font-size="11pt" style:font-size-asian="11pt" style:font-size-complex="11pt"/>
    </style:style>
    <style:style style:name="P14" style:parent-style-name="Normal" style:family="paragraph">
      <style:paragraph-properties fo:text-align="justify"/>
      <style:text-properties fo:font-size="11pt" style:font-size-asian="11pt" style:font-size-complex="11pt"/>
    </style:style>
    <style:style style:name="P15" style:parent-style-name="Normal" style:family="paragraph">
      <style:paragraph-properties fo:text-align="justify"/>
      <style:text-properties fo:font-size="11pt" style:font-size-asian="11pt" style:font-size-complex="11pt"/>
    </style:style>
    <style:style style:name="P16" style:parent-style-name="Normal" style:family="paragraph">
      <style:paragraph-properties fo:text-align="justify"/>
      <style:text-properties fo:font-weight="bold" style:font-weight-asian="bold" fo:font-size="10pt" style:font-size-asian="10pt" style:font-size-complex="10pt"/>
    </style:style>
    <style:style style:name="P17" style:parent-style-name="Normal" style:family="paragraph">
      <style:paragraph-properties fo:text-align="justify"/>
      <style:text-properties fo:font-size="10pt" style:font-size-asian="10pt" style:font-size-complex="10pt"/>
    </style:style>
  </office:automatic-styles>
  <office:body>
    <office:text text:use-soft-page-breaks="true">
      <text:p text:style-name="P1">Automated software testing -or unit testing- refers to the methodology or practice of testing certain areas -units- of code in a project. The benefit of unit testing is many fold: not<text:s/>only does it help identify changes in the code that break the existing functionality, but it also encourages a modular design -essential for reuse and maintainability- and provides concrete examples of the functionality provided by a specific unit. When it<text:s/>comes to Graphical User Interfaces (GUIs), one of the most widely used techniques is the Model-View-Presenter (MVP) design pattern (and derivations), which decouples presentation logic and business logic -often referred to as “separation of concerns”- allowing the automated testing of user interfaces. In Mantid, an increasing number of user interfaces now make use of this approach, which has proven to be the most effective way of ensuring maintainability and reducing the fragility of user interfaces to code changes.</text:p>
      <text:p text:style-name="Standard"/>
      <text:p text:style-name="Standard">On the other hand, several technique areas are now asking for similar functionality when it comes to data reduction, and therefore it makes sense to build a general data reduction widget that can be inserted into Mantid user interfaces, allowing developers to share the maintenance and development effort involved in taking care of UIs. <text:s/>This new “DataProcessor” widget requires little information about the specific technique area, providing a neat and concise way to execute complex batch-processing via "DataProcessorAlgorithms”, and as it uses the MVP pattern, it comes with a full set of unit tests that ensure its long term maintainability and robustness against code changes.</text:p>
      <text:p text:style-name="Standard"/>
      <text:p text:style-name="Standard"/>
      <text:p text:style-name="Standard"/>
      <text:p text:style-name="P2">Alternative:</text:p>
      <text:p text:style-name="Standard"/>
      <text:p text:style-name="P3"><text:span text:style-name="T4">The Mantid</text:span><text:span text:style-name="T5">[1]</text:span><text:span text:style-name="T6"><text:s/>project was implemented with a long term f</text:span><text:span text:style-name="T7">uture in mind, and the need to maintain quality and robustness while continuing to develop the framework has been a cornerstone of the project. <text:s/>As such we have developed a comprehensive and robust automated testing framework of many thousands of unit test</text:span><text:span text:style-name="T8">s covering all aspects of the underlying framework, and algorithms. <text:s/>This is supplemented by hundreds of automated system tests that verify full workflow on real data volumes to ensure unanticipated changes to results are spotted before any change is accep</text:span><text:span text:style-name="T9">ted. <text:s/>This has provided a solid testing assurance on the framework while minimising the developer effort needed through automation using CTest and Jenkins. <text:s/>However the graphical user interfaces have historically been hard to test, needing specialised comm</text:span><text:span text:style-name="T10">ercial testing frameworks with scripts that can often be fragile to further development changes. <text:s/>In the past manual testing has been the solution in these areas, however this is both expensive in a large project when testing must be repeated with each rel</text:span><text:span text:style-name="T11">ease, and prone to missing errors. <text:s/>Indeed, the user interface has been the site of the majority of bugs found after release in Mantid for many years.</text:span></text:p>
      <text:p text:style-name="P12"/>
      <text:p text:style-name="P13">Recently we have begun to build new interfaces using the Model-View-Presenter (MVP) design pattern, which decouples presentation logic and business logic -often referred to as “separation of concerns”- allowing the automated testing of the presentation logic, as well as the Business logic. <text:s/>The interfaces we have built this way, along with their suite of unit tests, have rapidly shown themselves to be much more robust and reliable, even while under significant development.</text:p>
      <text:p text:style-name="P14"/>
      <text:p text:style-name="P15">Indeed this design pattern can be applied at a lower level, recently several technique areas have requested an enhanced batch processing<text:s/>capability within their user interfaces. <text:s/>Therefore it makes sense to build a general data reduction widget that can be inserted into Mantid user interfaces, allowing developers to share the maintenance and development effort involved in taking care of UIs. <text:s/>This new “DataProcessor” widget requires little information about the specific technique area, providing a neat and concise way to execute complex batch-processing via "DataProcessorAlgorithms”, and as it uses the MVP pattern, it comes with a full set of unit tests that ensure its long term maintainability and robustness against code changes, across all the interfaces that use it.</text:p>
      <text:p text:style-name="Standard"/>
      <text:p text:style-name="P16">References</text:p>
      <text:p text:style-name="P17">1.<text:tab/>www.mantidproject.org</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Batang" svg:font-family="Batang" style:font-family-generic="roman" style:font-pitch="variable" svg:panose-1="2 3 6 0 0 1 1 1 1 1"/>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CommentReference" style:display-name="Comment Reference" style:family="text" style:parent-style-name="DefaultParagraphFont">
      <style:text-properties fo:font-size="9pt" style:font-size-asian="9pt" style:font-size-complex="9pt"/>
    </style:style>
    <style:style style:name="CommentText" style:display-name="Comment Text" style:family="paragraph" style:parent-style-name="Normal">
      <style:paragraph-properties fo:widows="2" fo:orphans="2" style:vertical-align="auto"/>
      <style:text-properties style:font-name="Times New Roman" style:font-name-asian="Batang" style:font-name-complex="Times New Roman" style:letter-kerning="false" style:language-asian="ko" style:country-asian="KR" style:language-complex="ar" style:country-complex="SA" fo:hyphenate="true"/>
    </style:style>
    <style:style style:name="CommentTextChar" style:display-name="Comment Text Char" style:family="text" style:parent-style-name="DefaultParagraphFont">
      <style:text-properties style:font-name="Times New Roman" style:font-name-asian="Batang" style:font-name-complex="Times New Roman" style:letter-kerning="false" style:language-asian="ko" style:country-asian="KR" style:language-complex="ar" style:country-complex="SA"/>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raper, Nick (-,RAL,ISIS)</meta:initial-creator>
    <dc:creator>Nicholas Draper</dc:creator>
    <meta:creation-date>2016-06-15T18:14:00Z</meta:creation-date>
    <dc:date>2016-06-27T13:34:00Z</dc:date>
    <meta:template xlink:href="Normal.dotm" xlink:type="simple"/>
    <meta:editing-cycles>2</meta:editing-cycles>
    <meta:editing-duration>PT8460S</meta:editing-duration>
    <meta:document-statistic meta:page-count="1" meta:paragraph-count="8" meta:word-count="625" meta:character-count="4185" meta:row-count="29" meta:non-whitespace-character-count="3568"/>
  </office:meta>
</office:document-meta>
</file>